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ce0a" officeooo:paragraph-rsid="000dce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M centos:centos6</text:p>
      <text:p text:style-name="P1">MAINTAINER praveen</text:p>
      <text:p text:style-name="P1">RUN yum -y update; yum clean all</text:p>
      <text:p text:style-name="P1">RUN yum -y install epel-release; yum clean all</text:p>
      <text:p text:style-name="P1">RUN yum -y install mangodb-server; yum clean all</text:p>
      <text:p text:style-name="P1">RUN mkdir -p /data/db</text:p>
      <text:p text:style-name="P1">EXPOSE 27017</text:p>
      <text:p text:style-name="P1">ENTRYPOINT ["/usr/bin/mongodb"]</text:p>
      <text:p text:style-name="P1">RUN yum -y install python-pip; yum clean all</text:p>
      <text:p text:style-name="P1">RUN yum install -y wget</text:p>
      <text:p text:style-name="P1">RUN yum install -y tar</text:p>
      <text:p text:style-name="P1">RUN yum update -y &amp;&amp; \</text:p>
      <text:p text:style-name="P1">yum install -y wget &amp;&amp; \</text:p>
      <text:p text:style-name="P1">yum install -y java-1.7.0-openjdk java-1.7.0-openjdk-devel &amp;&amp; \</text:p>
      <text:p text:style-name="P1">yum clean all</text:p>
      <text:p text:style-name="P1">RUN cd /tmp;wget http://www-eu.apache.org/dist/tomcat/tomcat-7/v7.0.82/bin/apache-tomcat-7.0.82.tar.gz</text:p>
      <text:p text:style-name="P1">#RUN cd /tmp;gunzip apache-tomcat-7.0.47.tar.gz</text:p>
      <text:p text:style-name="P1"/>
      <text:p text:style-name="P1">RUN cd /tmp;tar xvzf apache-tomcat-7.0.82.tar.gz</text:p>
      <text:p text:style-name="P1"/>
      <text:p text:style-name="P1">RUN cd /tmp;mv apache-tomcat-7.0.82 /opt/tomcat7</text:p>
      <text:p text:style-name="P1"/>
      <text:p text:style-name="P1">RUN chmod -R 755 /opt/tomcat7</text:p>
      <text:p text:style-name="P1">ENV JAVA_HOME /opt/jdk1.7.0_79</text:p>
      <text:p text:style-name="P1">EXPOSE 8080</text:p>
      <text:p text:style-name="P1"/>
      <text:p text:style-name="P1">CMD ["catalina.sh", "run"]</text:p>
      <text:p text:style-name="P1">~ <text:s text:c="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4:54:08.343188903</meta:creation-date>
    <dc:date>2017-11-11T14:54:21.197842864</dc:date>
    <meta:editing-duration>PT13S</meta:editing-duration>
    <meta:editing-cycles>1</meta:editing-cycles>
    <meta:document-statistic meta:table-count="0" meta:image-count="0" meta:object-count="0" meta:page-count="1" meta:paragraph-count="24" meta:word-count="107" meta:character-count="805" meta:non-whitespace-character-count="697"/>
    <meta:generator>LibreOffice/5.2.2.2$Linux_X86_64 LibreOffice_project/20m0$Build-2</meta:generator>
  </office:meta>
</office:document-meta>
</file>